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03716666666667cm"/>
    </style:style>
    <style:style style:name="co2" style:family="table-column">
      <style:table-column-properties fo:break-before="auto" style:column-width="0.6985cm" style:use-optimal-column-width="true"/>
    </style:style>
    <style:style style:name="co3" style:family="table-column">
      <style:table-column-properties fo:break-before="auto" style:column-width="0.740833333333333cm" style:use-optimal-column-width="true"/>
    </style:style>
    <style:style style:name="co4" style:family="table-column">
      <style:table-column-properties fo:break-before="auto" style:column-width="9.88483333333333cm" style:use-optimal-column-width="true"/>
    </style:style>
    <style:style style:name="co5" style:family="table-column">
      <style:table-column-properties fo:break-before="auto" style:column-width="1.5028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2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2.6pt" style:use-optimal-row-height="false" fo:break-before="auto"/>
    </style:style>
    <style:style style:name="ro6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urseTable_Fina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SID</text:p>
          </table:table-cell>
          <table:table-cell office:value-type="string" table:style-name="ce2">
            <text:p>SID</text:p>
          </table:table-cell>
          <table:table-cell office:value-type="string" table:style-name="ce2">
            <text:p>RID</text:p>
          </table:table-cell>
          <table:table-cell office:value-type="string" table:style-name="ce2">
            <text:p>COURSETITLE</text:p>
          </table:table-cell>
          <table:table-cell office:value-type="string" table:style-name="ce2">
            <text:p>CREDITS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gineering Physic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gramming for Problem Solving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vironmental Science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athematics - 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gineering Phys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gramming for Problem Solving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gineering Graphic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gineering Workshop</text:p>
          </table:table-cell>
          <table:table-cell office:value-type="float" office:value="2.5" table:style-name="ce3">
            <text:p>2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gineering Chemistry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athematics - I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hemistry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glish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gineering Mechan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glish Language and Communication Skill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gineering Geology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trength of Material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urveying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onstitution of India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gineering Geology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Fluid Mechan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bability and Statist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trength of Materials - 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urveying and Geomatic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Basic Electrical and Electronics Engineering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Hydraulics and Hydraulic Machinery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nder Sensitization Lab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omputer aided Civil Engineering Drawing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Basic Electrical and Electronics Engineer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Basic Mechanical Engineering for Civil Engineers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Building Materials, Construction and Plann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Hydraulics and Hydraulic Machinery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trength of Materials - 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tructural Analysis - 1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dvanced Communication Skill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otechnical Engineering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<text:span text:style-name="T1">Highway Engineering and Concrete Technology</text:span><text:span text:style-name="T1"/></text:p>
            <text:p><text:span text:style-name="T1">Lab</text:span>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ntellectual Property Rights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sional Elective-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gineering Economics and Accountancy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otechnical Engineer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tructural Analysis-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tructural Engineering - I (RCC)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ransportation Engineer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omputer Aided Design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vironmental Engineering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tificial Intelligence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vironmental Engineer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Foundation Engineer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Hydrology &amp; Water Resources Engineering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sional Elective —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tructural Engineering —II (Steel)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Open Elective —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stimation, Costing and Project Management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sional Elective —I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sional Elective —IV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Open Elective —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ndustrial Oriented Mini Project/Summerlnternship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eminar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jectStage-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4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sional Elective -V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sional Elective —V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Open Elective —I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ject Stage-II</text:p>
          </table:table-cell>
          <table:table-cell office:value-type="float" office:value="7" table:style-name="ce3">
            <text:p>7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gineering Workshop</text:p>
          </table:table-cell>
          <table:table-cell office:value-type="float" office:value="2.5" table:style-name="ce3">
            <text:p>2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gineering Chemistry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glish Language and Communication Skill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Basic Electrical Engineering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athematics - 1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hemistry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Basic Electrical Engineer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glish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pplied Physic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gramming for Problem Solving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vironmental Science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athematics - I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gramming for Problem Solving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gineering Graphic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pplied Phys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nalog Electronic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lectrical Circuit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lectrical Machines Lab - I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Gender Sensitization Lab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nalog Electronic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lectrical Circuit Analysi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lectrical Machines - 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lectromagnetic Field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gineering Mechan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ontrol System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Digital Electronic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lectrical Machines Lab - II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onstitution of India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ontrol System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Digital Electronic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lectrical Machines — I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aplace Transforms, Numerical Methods &amp; Complex variable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wer System - 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dvanced Communication Skill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easurements and Instrumentation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wer Electronic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wer System Simulation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Intellectual Property Rights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rtificial Intelligence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Business Economics and Financial Analysi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fessional Elective-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easurements and Instrumentation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wer Electron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wer System-I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icroprocessors &amp; Microcontroller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wer System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Signals and System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yber Security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icroprocessors &amp; Microcontroller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fessional Elective-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wer System Operation and Control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wer System Protection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Signals and System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Open Elective-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Open Elective-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fessional Elective-I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fessional Elective-IV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Fundamentals of Management for Engineer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lectrical &amp; Electronics Design Lab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Industrial Oriented Mini Project/ Summer Internship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Seminar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ject Stage-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Open Elective-I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fessional Elective-V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fessional Elective-V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ject Stage - II</text:p>
          </table:table-cell>
          <table:table-cell office:value-type="float" office:value="7" table:style-name="ce3">
            <text:p>7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Engineering Physic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gramming for Problem Solving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Environmental Science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athematics - 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Engineering Phys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gramming for Problem Solving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Engineering Graphic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Engineering Workshop</text:p>
          </table:table-cell>
          <table:table-cell office:value-type="float" office:value="2.5" table:style-name="ce3">
            <text:p>2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Engineering Chemistry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English Language and Communication Skill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athematics - I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hemistry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English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Engineering Mechan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achine Drawing Practice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aterial Science and Mechanics of Solid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duction Technology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onstitution of India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aterial Science and Metallurgy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echanics of Solid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bability and Statistics &amp; Complex Variable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duction Technology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Thermodynam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Basic Electrical and Electronics Engineering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Fluid Mechanics and Hydraulic Machine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nstrumentation and Control System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enderSensitization Lab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Basic Electrical and Electronics Engineer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Fluid Mechanics and Hydraulic Machine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nstrumentation and Control System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inematics of Machinery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ThermaIEngineering-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inematics &amp; Dynamic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etrology &amp; Machine Tool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Thermal Engineering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ntellectual Property Rights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yber Security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Business Economics &amp; Financial Analysi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esign of Machine Members-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ynamics of Machinery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etrology &amp; Machine Tool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perations Research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Thermal Engineering-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dvanced Communication Skill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AD &amp; CAM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Heat Transfer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rtificial Intelligence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AD &amp; CAM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esign of Machine Members-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Finite Element Method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Heat Transfer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fessional Elective - 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pen Elective - I<text:s text:c="3"/>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efrigeration &amp; Air Condition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fessional Elective — 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fessional Elective — I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fessional Elective - IV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pen Elective - 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ndustrial Oriented Mini Project/ Summer Internship</text:p>
          </table:table-cell>
          <table:table-cell office:value-type="string" table:style-name="ce3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Seminar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ject Stage - 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fessional Elective — V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fessional Elective — V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pen Elective - I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ject Stage - II</text:p>
          </table:table-cell>
          <table:table-cell office:value-type="float" office:value="7" table:style-name="ce3">
            <text:p>7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gramming for Problem Solving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nvironmental Science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pplied Physic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athematics - 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gramming for Problem Solving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ngineering Graphic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pplied Phys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ngineering Workshop</text:p>
          </table:table-cell>
          <table:table-cell office:value-type="float" office:value="2.5" table:style-name="ce3">
            <text:p>2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ngineering Chemistry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nglish Language and Communication Skill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Basic Electrical Engineering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athematics - I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hemistry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Basic Electrical Engineer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nglish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Basic Simulation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igital System Design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lectronic Devices and Circuit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onstitution of India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igital System Design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lectronic Devices and Circuit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etwork Analysis and Transmission Line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bability Theory and Stochastic Processe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Signals and System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nalog and Digital Communication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lectronic Circuit Analysi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C Application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Gender Sensitization Lab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nalog and Digital Communication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lectromagnetic Fields and Wave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lectronic Circuit Analysi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6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aplace Transforms, Numerical Methods &amp; Complex Variable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near IC Application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dvanced Communication Skills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Data Communications and Network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icroprocessors &amp; Microcontroller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ntellectual Property Rights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Cyber Security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Business Economics &amp; Financial Analysi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Control System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Data Communications and Network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rofessional Elective - 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icroprocessors &amp; Microcontroller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Digital Signal Processing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e - CAD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Scripting Languages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rtificial Intelligence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ntennas and Propagation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Digital Signal Processing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rofessional Elective - 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VLSI Design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Open Elective - 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icrowave and Optical Communication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rofessional Elective — I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rofessional Elective — IV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Open Elective - 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rofessional Practice, Law &amp; Ethics</text:p>
          </table:table-cell>
          <table:table-cell office:value-type="float" office:value="2" table:style-name="ce4">
            <text:p>2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icrowave and Optical Communications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ndustrial Oriented Mini Project/ Summer Internship</text:p>
          </table:table-cell>
          <table:table-cell office:value-type="float" office:value="2" table:style-name="ce4">
            <text:p>2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Seminar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roject Stage - 1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rofessional Elective — V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rofessional Elective — V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Open Elective - I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roject Stage - II</text:p>
          </table:table-cell>
          <table:table-cell office:value-type="float" office:value="7" table:style-name="ce4">
            <text:p>7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Engineering Workshop</text:p>
          </table:table-cell>
          <table:table-cell office:value-type="float" office:value="2.5" table:style-name="ce4">
            <text:p>2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Engineering Chemistry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English Language and Communication Skills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asic Electrical Engineering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Mathematics - I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hemistry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asic Electrical Engineering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English</text:p>
          </table:table-cell>
          <table:table-cell office:value-type="float" office:value="2" table:style-name="ce4">
            <text:p>2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pplied Physic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Programming for Problem Solving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Environmental Science</text:p>
          </table:table-cell>
          <table:table-cell office:value-type="string" table:style-name="ce4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Mathematics - II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pplied Physic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Programming for Problem Solving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Engineering Graphic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nalog and Digital Electronics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++ Programming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Data Structure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IT Workshop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Gender Sensitization Lab</text:p>
          </table:table-cell>
          <table:table-cell office:value-type="string" table:style-name="ce4">
            <text:p>0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nalog and Digital Electronic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omputer Organization and Architecture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omputer Oriented Statistical Method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Data Structure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Object Oriented Programming using C++</text:p>
          </table:table-cell>
          <table:table-cell office:value-type="float" office:value="2" table:style-name="ce4">
            <text:p>2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Database Management System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Java Programming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Operating System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onstitution of India</text:p>
          </table:table-cell>
          <table:table-cell office:value-type="string" table:style-name="ce4">
            <text:p>0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usiness Economics &amp; Financial Analysi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Database Management System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Discrete Mathematic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Java Programming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Operating System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dvanced Communication Skills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omputer Networks &amp; Web Technologie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Software Engineering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Intellectual Property Rights</text:p>
          </table:table-cell>
          <table:table-cell office:value-type="string" table:style-name="ce4">
            <text:p>0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rtificial Intelligence</text:p>
          </table:table-cell>
          <table:table-cell office:value-type="string" table:style-name="ce4">
            <text:p>0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omputer Network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Professional Elective-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Professional Elective -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Formal Languages &amp; Automata Theory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Software Engineering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Web Technologie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ompiler Design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Machine Learning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Professional Elective-III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yber Security</text:p>
          </table:table-cell>
          <table:table-cell office:value-type="string" table:style-name="ce4">
            <text:p>0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ompiler Design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Design and Analysis of Algorithm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Machine Learning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Professional Elective – I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Open Elective-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ryptography &amp; Network Security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Data Mining</text:p>
          </table:table-cell>
          <table:table-cell office:value-type="float" office:value="2" table:style-name="ce4">
            <text:p>2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Professional Elective -IV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Professional Elective -V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Open Elective - 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ryptography &amp; Network Security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Industrial Oriented Mini Project/ Summer Internship</text:p>
          </table:table-cell>
          <table:table-cell office:value-type="float" office:value="2" table:style-name="ce4">
            <text:p>2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Seminar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Project Stage - 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Organizational Behaviour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Professional Elective - V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Open Elective - I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Project Stage - II</text:p>
          </table:table-cell>
          <table:table-cell office:value-type="float" office:value="7" table:style-name="ce4">
            <text:p>7</text:p>
          </table:table-cell>
          <table:table-cell table:number-columns-repeated="16379" table:style-name="ce5"/>
        </table:table-row>
        <table:table-row table:number-rows-repeated="10482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aHul 69</meta:initial-creator>
    <dc:creator>SaHul 69</dc:creator>
    <meta:creation-date>2022-01-03T20:25:35Z</meta:creation-date>
    <dc:date>2022-01-04T06:38:01Z</dc:date>
  </office:meta>
</office:document-meta>
</file>